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16625d0" style:family="table" style:master-page-name="ta-mp-0x16625d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5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16478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47a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47b28" style:family="table-cell" style:data-style-name="General">
      <style:table-cell-properties fo:background-color="#ff66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47c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47d78" style:family="table-cell" style:data-style-name="General">
      <style:table-cell-properties fo:background-color="#ff00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47ea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47fc8" style:family="table-cell" style:data-style-name="General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336.00pt" style:use-optimal-column-width="false"/>
    </style:style>
    <style:style style:name="ACOL-2" style:family="table-column">
      <style:table-column-properties style:column-width="22.50pt" style:use-optimal-column-width="false"/>
    </style:style>
    <style:style style:name="ACOL-3" style:family="table-column">
      <style:table-column-properties style:column-width="158.20pt" style:use-optimal-column-width="false"/>
    </style:style>
    <style:style style:name="ACOL-4" style:family="table-column"/>
    <style:style style:name="AROW-1" style:family="table-row">
      <style:table-row-properties style:row-height="15.75pt" style:use-optimal-row-height="fals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Feuille1" table:style-name="ta-0x16625d0" table:print="true">
        <office:forms form:automatic-focus="false" form:apply-design-mode="false">
          <form:form/>
        </office:forms>
        <table:table-column table:default-cell-style-name="ACE-0x16478d8" table:style-name="ACOL-1"/>
        <table:table-column table:default-cell-style-name="ACE-0x16478d8" table:style-name="ACOL-2" table:number-columns-repeated="3"/>
        <table:table-column table:default-cell-style-name="ACE-0x16478d8" table:style-name="ACOL-3"/>
        <table:table-column table:default-cell-style-name="ACE-0x16478d8" table:style-name="ACOL-0" table:number-columns-repeated="251"/>
        <table:table-row table:style-name="AROW-1">
          <table:table-cell table:style-name="ACE-0x16478d8"/>
          <table:table-cell table:style-name="ACE-0x1647ea0" office:value-type="string">
            <text:p><text:s/>♨</text:p>
          </table:table-cell>
          <table:table-cell table:style-name="ACE-0x1647ea0" office:value-type="string">
            <text:p>♫</text:p>
          </table:table-cell>
          <table:table-cell table:style-name="ACE-0x1647ea0" office:value-type="string">
            <text:p>✏</text:p>
          </table:table-cell>
          <table:table-cell table:style-name="ACE-0x16478d8" office:value-type="string">
            <text:p>Commentaire</text:p>
          </table:table-cell>
          <table:table-cell table:number-columns-repeated="251" table:style-name="ACE-0x16478d8"/>
        </table:table-row>
        <table:table-row table:style-name="AROW-1">
          <table:table-cell table:number-columns-repeated="256"/>
        </table:table-row>
        <table:table-row table:style-name="AROW-1">
          <table:table-cell table:style-name="ACE-0x1647a00" office:value-type="string">
            <text:p>API</text:p>
          </table:table-cell>
          <table:table-cell table:number-columns-repeated="255" table:style-name="ACE-0x16478d8"/>
        </table:table-row>
        <table:table-row table:style-name="AROW-1">
          <table:table-cell table:style-name="ACE-0x16478d8" office:value-type="string">
            <text:p>Modeling</text:p>
          </table:table-cell>
          <table:table-cell table:style-name="ACE-0x16478d8" office:value-type="float" office:value="2">
            <text:p>2</text:p>
          </table:table-cell>
          <table:table-cell table:number-columns-repeated="254" table:style-name="ACE-0x16478d8"/>
        </table:table-row>
        <table:table-row table:style-name="AROW-1">
          <table:table-cell table:style-name="ACE-0x1647b28" office:value-type="string">
            <text:p>Versioning</text:p>
          </table:table-cell>
          <table:table-cell table:style-name="ACE-0x16478d8"/>
          <table:table-cell table:style-name="ACE-0x16478d8" office:value-type="float" office:value="2">
            <text:p>2</text:p>
          </table:table-cell>
          <table:table-cell table:style-name="ACE-0x16478d8"/>
          <table:table-cell table:style-name="ACE-0x16478d8" office:value-type="string">
            <text:p>loading still fuzzy, no versionning permissions</text:p>
          </table:table-cell>
          <table:table-cell table:number-columns-repeated="251" table:style-name="ACE-0x16478d8"/>
        </table:table-row>
        <table:table-row table:style-name="AROW-1">
          <table:table-cell table:number-columns-repeated="256"/>
        </table:table-row>
        <table:table-row table:style-name="AROW-1">
          <table:table-cell table:style-name="ACE-0x1647a00" office:value-type="string">
            <text:p>Annotations</text:p>
          </table:table-cell>
          <table:table-cell table:number-columns-repeated="255" table:style-name="ACE-0x16478d8"/>
        </table:table-row>
        <table:table-row table:style-name="AROW-1">
          <table:table-cell table:style-name="ACE-0x1647b28" office:value-type="string">
            <text:p>manipulation / edition</text:p>
          </table:table-cell>
          <table:table-cell table:style-name="ACE-0x16478d8" office:value-type="float" office:value="2">
            <text:p>2</text:p>
          </table:table-cell>
          <table:table-cell table:number-columns-repeated="2" table:style-name="ACE-0x16478d8"/>
          <table:table-cell table:style-name="ACE-0x16478d8" office:value-type="string">
            <text:p>Bugs positionement/selection</text:p>
          </table:table-cell>
          <table:table-cell table:number-columns-repeated="251" table:style-name="ACE-0x16478d8"/>
        </table:table-row>
        <table:table-row table:style-name="AROW-1">
          <table:table-cell table:style-name="ACE-0x1647c50" office:value-type="string">
            <text:p>markdown syntax to javascript</text:p>
          </table:table-cell>
          <table:table-cell table:style-name="ACE-0x16478d8" office:value-type="float" office:value="2">
            <text:p>2</text:p>
          </table:table-cell>
          <table:table-cell table:number-columns-repeated="2" table:style-name="ACE-0x16478d8"/>
          <table:table-cell table:style-name="ACE-0x16478d8" office:value-type="string">
            <text:p>Timecodes relatifs</text:p>
          </table:table-cell>
          <table:table-cell table:number-columns-repeated="251" table:style-name="ACE-0x16478d8"/>
        </table:table-row>
        <table:table-row table:style-name="AROW-1">
          <table:table-cell table:style-name="ACE-0x16478d8" office:value-type="string">
            <text:p>the metadate 'is part of' -&gt; some pages are part of several 'collections'.</text:p>
          </table:table-cell>
          <table:table-cell table:number-columns-repeated="2" table:style-name="ACE-0x16478d8"/>
          <table:table-cell table:style-name="ACE-0x16478d8" office:value-type="float" office:value="1">
            <text:p>1</text:p>
          </table:table-cell>
          <table:table-cell table:style-name="ACE-0x16478d8" office:value-type="string">
            <text:p>Convention d'écriture RDFa: cest deja possible decrire dans labout du page</text:p>
          </table:table-cell>
          <table:table-cell table:number-columns-repeated="251" table:style-name="ACE-0x16478d8"/>
        </table:table-row>
        <table:table-row table:style-name="AROW-1">
          <table:table-cell table:number-columns-repeated="256"/>
        </table:table-row>
        <table:table-row table:style-name="AROW-1">
          <table:table-cell table:style-name="ACE-0x1647a00" office:value-type="string">
            <text:p>Tags, Indexation</text:p>
          </table:table-cell>
          <table:table-cell table:number-columns-repeated="255" table:style-name="ACE-0x16478d8"/>
        </table:table-row>
        <table:table-row table:style-name="AROW-1">
          <table:table-cell table:style-name="ACE-0x1647d78" office:value-type="string">
            <text:p>adapting the indexing code to the new architecture</text:p>
          </table:table-cell>
          <table:table-cell table:number-columns-repeated="2" table:style-name="ACE-0x16478d8"/>
          <table:table-cell table:style-name="ACE-0x16478d8" office:value-type="float" office:value="1">
            <text:p>1</text:p>
          </table:table-cell>
          <table:table-cell table:number-columns-repeated="252" table:style-name="ACE-0x16478d8"/>
        </table:table-row>
        <table:table-row table:style-name="AROW-1">
          <table:table-cell table:style-name="ACE-0x1647b28" office:value-type="string">
            <text:p>stabilizing filters and tags</text:p>
          </table:table-cell>
          <table:table-cell table:style-name="ACE-0x16478d8"/>
          <table:table-cell table:style-name="ACE-0x16478d8" office:value-type="float" office:value="2">
            <text:p>2</text:p>
          </table:table-cell>
          <table:table-cell table:style-name="ACE-0x16478d8"/>
          <table:table-cell table:style-name="ACE-0x16478d8" office:value-type="string">
            <text:p>améliorer le markdown pour la syntaxe des filtres</text:p>
          </table:table-cell>
          <table:table-cell table:number-columns-repeated="251" table:style-name="ACE-0x16478d8"/>
        </table:table-row>
        <table:table-row table:style-name="AROW-1">
          <table:table-cell table:style-name="ACE-0x1647d78" office:value-type="string">
            <text:p>contextual tagging within a publication</text:p>
          </table:table-cell>
          <table:table-cell table:number-columns-repeated="2" table:style-name="ACE-0x16478d8"/>
          <table:table-cell table:style-name="ACE-0x16478d8" office:value-type="float" office:value="1">
            <text:p>1</text:p>
          </table:table-cell>
          <table:table-cell table:style-name="ACE-0x16478d8" office:value-type="string">
            <text:p>no indexing; tags only for page</text:p>
          </table:table-cell>
          <table:table-cell table:number-columns-repeated="251" table:style-name="ACE-0x16478d8"/>
        </table:table-row>
        <table:table-row table:style-name="AROW-1">
          <table:table-cell table:number-columns-repeated="256"/>
        </table:table-row>
        <table:table-row table:style-name="AROW-1">
          <table:table-cell table:style-name="ACE-0x1647a00" office:value-type="string">
            <text:p>User permissions</text:p>
          </table:table-cell>
          <table:table-cell table:number-columns-repeated="255" table:style-name="ACE-0x16478d8"/>
        </table:table-row>
        <table:table-row table:style-name="AROW-1">
          <table:table-cell table:style-name="ACE-0x16478d8" office:value-type="string">
            <text:p>authentication system</text:p>
          </table:table-cell>
          <table:table-cell table:style-name="ACE-0x16478d8" office:value-type="float" office:value="0.5">
            <text:p>0,5</text:p>
          </table:table-cell>
          <table:table-cell table:number-columns-repeated="254" table:style-name="ACE-0x16478d8"/>
        </table:table-row>
        <table:table-row table:style-name="AROW-1">
          <table:table-cell table:style-name="ACE-0x1647b28" office:value-type="string">
            <text:p>viewing/editing permissions</text:p>
          </table:table-cell>
          <table:table-cell table:style-name="ACE-0x16478d8" office:value-type="float" office:value="0.5">
            <text:p>0,5</text:p>
          </table:table-cell>
          <table:table-cell table:number-columns-repeated="2" table:style-name="ACE-0x16478d8"/>
          <table:table-cell table:style-name="ACE-0x16478d8" office:value-type="string">
            <text:p>edits are not yet stockee</text:p>
          </table:table-cell>
          <table:table-cell table:number-columns-repeated="251" table:style-name="ACE-0x16478d8"/>
        </table:table-row>
        <table:table-row table:style-name="AROW-1">
          <table:table-cell table:style-name="ACE-0x1647c50" office:value-type="string">
            <text:p>reverting/indexing permissions</text:p>
          </table:table-cell>
          <table:table-cell table:number-columns-repeated="2" table:style-name="ACE-0x16478d8"/>
          <table:table-cell table:style-name="ACE-0x16478d8" office:value-type="float" office:value="0.5">
            <text:p>0,5</text:p>
          </table:table-cell>
          <table:table-cell table:number-columns-repeated="252" table:style-name="ACE-0x16478d8"/>
        </table:table-row>
        <table:table-row table:style-name="AROW-1">
          <table:table-cell table:number-columns-repeated="256"/>
        </table:table-row>
        <table:table-row table:style-name="AROW-1">
          <table:table-cell table:style-name="ACE-0x1647a00" office:value-type="string">
            <text:p>Interface and layout tools</text:p>
          </table:table-cell>
          <table:table-cell table:number-columns-repeated="255" table:style-name="ACE-0x16478d8"/>
        </table:table-row>
        <table:table-row table:style-name="AROW-1">
          <table:table-cell table:style-name="ACE-0x1647b28" office:value-type="string">
            <text:p>hotglue like interface</text:p>
          </table:table-cell>
          <table:table-cell table:style-name="ACE-0x16478d8" office:value-type="float" office:value="2">
            <text:p>2</text:p>
          </table:table-cell>
          <table:table-cell table:number-columns-repeated="2" table:style-name="ACE-0x16478d8"/>
          <table:table-cell table:style-name="ACE-0x16478d8" office:value-type="string">
            <text:p>menu events</text:p>
          </table:table-cell>
          <table:table-cell table:number-columns-repeated="251" table:style-name="ACE-0x16478d8"/>
        </table:table-row>
        <table:table-row table:style-name="AROW-1">
          <table:table-cell table:style-name="ACE-0x1647d78" office:value-type="string">
            <text:p>Miniature navigation map</text:p>
          </table:table-cell>
          <table:table-cell table:number-columns-repeated="2" table:style-name="ACE-0x16478d8"/>
          <table:table-cell table:style-name="ACE-0x16478d8" office:value-type="float" office:value="0.5">
            <text:p>0,5</text:p>
          </table:table-cell>
          <table:table-cell table:style-name="ACE-0x16478d8" office:value-type="string">
            <text:p>APRES DEADLINE</text:p>
          </table:table-cell>
          <table:table-cell table:number-columns-repeated="251" table:style-name="ACE-0x16478d8"/>
        </table:table-row>
        <table:table-row table:style-name="AROW-1">
          <table:table-cell table:style-name="ACE-0x1647d78" office:value-type="string">
            <text:p>grid and snapping helpers</text:p>
          </table:table-cell>
          <table:table-cell table:number-columns-repeated="2" table:style-name="ACE-0x16478d8"/>
          <table:table-cell table:style-name="ACE-0x16478d8" office:value-type="float" office:value="0.5">
            <text:p>0,5</text:p>
          </table:table-cell>
          <table:table-cell table:number-columns-repeated="252" table:style-name="ACE-0x16478d8"/>
        </table:table-row>
        <table:table-row table:style-name="AROW-1">
          <table:table-cell table:style-name="ACE-0x16478d8" office:value-type="string">
            <text:p>CSS/templates setup</text:p>
          </table:table-cell>
          <table:table-cell table:style-name="ACE-0x16478d8" office:value-type="float" office:value="1">
            <text:p>1</text:p>
          </table:table-cell>
          <table:table-cell table:number-columns-repeated="254" table:style-name="ACE-0x16478d8"/>
        </table:table-row>
        <table:table-row table:style-name="AROW-1">
          <table:table-cell table:style-name="ACE-0x1647d78" office:value-type="string">
            <text:p>CSS/templates modifiable</text:p>
          </table:table-cell>
          <table:table-cell table:number-columns-repeated="2" table:style-name="ACE-0x16478d8"/>
          <table:table-cell table:style-name="ACE-0x16478d8" office:value-type="float" office:value="1">
            <text:p>1</text:p>
          </table:table-cell>
          <table:table-cell table:style-name="ACE-0x16478d8" office:value-type="string">
            <text:p>How do we link to external stylesheets ?</text:p>
          </table:table-cell>
          <table:table-cell table:number-columns-repeated="251" table:style-name="ACE-0x16478d8"/>
        </table:table-row>
        <table:table-row table:style-name="AROW-1">
          <table:table-cell table:style-name="ACE-0x1647b28" office:value-type="string">
            <text:p>annotation distribution actions: spring layout, cascade layout...</text:p>
          </table:table-cell>
          <table:table-cell table:number-columns-repeated="2" table:style-name="ACE-0x16478d8"/>
          <table:table-cell table:style-name="ACE-0x16478d8" office:value-type="float" office:value="1">
            <text:p>1</text:p>
          </table:table-cell>
          <table:table-cell table:style-name="ACE-0x16478d8" office:value-type="string">
            <text:p>maybe spring not necessary</text:p>
          </table:table-cell>
          <table:table-cell table:number-columns-repeated="251" table:style-name="ACE-0x16478d8"/>
        </table:table-row>
        <table:table-row table:style-name="AROW-1">
          <table:table-cell table:number-columns-repeated="256"/>
        </table:table-row>
        <table:table-row table:style-name="AROW-1">
          <table:table-cell table:style-name="ACE-0x1647a00" office:value-type="string">
            <text:p>Media support</text:p>
          </table:table-cell>
          <table:table-cell table:number-columns-repeated="255" table:style-name="ACE-0x16478d8"/>
        </table:table-row>
        <table:table-row table:style-name="AROW-1">
          <table:table-cell table:style-name="ACE-0x16478d8" office:value-type="string">
            <text:p>flash fallback for unsupported formats</text:p>
          </table:table-cell>
          <table:table-cell table:style-name="ACE-0x16478d8"/>
          <table:table-cell table:style-name="ACE-0x16478d8" office:value-type="float" office:value="1">
            <text:p>1</text:p>
          </table:table-cell>
          <table:table-cell table:style-name="ACE-0x16478d8"/>
          <table:table-cell table:style-name="ACE-0x16478d8" office:value-type="string">
            <text:p>apparantly mediaelement:js works with popcorn</text:p>
          </table:table-cell>
          <table:table-cell table:number-columns-repeated="251" table:style-name="ACE-0x16478d8"/>
        </table:table-row>
        <table:table-row table:style-name="AROW-1">
          <table:table-cell table:style-name="ACE-0x16478d8" office:value-type="string">
            <text:p>youtube and vimeo support + synchronizing with annotations</text:p>
          </table:table-cell>
          <table:table-cell table:style-name="ACE-0x16478d8"/>
          <table:table-cell table:style-name="ACE-0x16478d8" office:value-type="float" office:value="2">
            <text:p>2</text:p>
          </table:table-cell>
          <table:table-cell table:style-name="ACE-0x16478d8"/>
          <table:table-cell table:style-name="ACE-0x16478d8" office:value-type="string">
            <text:p>through medielement.js or popcorn</text:p>
          </table:table-cell>
          <table:table-cell table:number-columns-repeated="251" table:style-name="ACE-0x16478d8"/>
        </table:table-row>
        <table:table-row table:style-name="AROW-1">
          <table:table-cell table:style-name="ACE-0x16478d8" office:value-type="string">
            <text:p>setting in and out points for media (enabling basic sound and video editing)</text:p>
          </table:table-cell>
          <table:table-cell table:style-name="ACE-0x16478d8"/>
          <table:table-cell table:style-name="ACE-0x16478d8" office:value-type="float" office:value="2">
            <text:p>2</text:p>
          </table:table-cell>
          <table:table-cell table:style-name="ACE-0x16478d8"/>
          <table:table-cell table:style-name="ACE-0x16478d8" office:value-type="string">
            <text:p>through mediaquery fragment</text:p>
          </table:table-cell>
          <table:table-cell table:number-columns-repeated="251" table:style-name="ACE-0x16478d8"/>
        </table:table-row>
        <table:table-row table:style-name="AROW-1">
          <table:table-cell table:style-name="ACE-0x16478d8" office:value-type="string">
            <text:p>once an annotation becomes active, play the video/sound contained inside</text:p>
          </table:table-cell>
          <table:table-cell table:style-name="ACE-0x16478d8"/>
          <table:table-cell table:style-name="ACE-0x16478d8" office:value-type="float" office:value="1">
            <text:p>1</text:p>
          </table:table-cell>
          <table:table-cell table:style-name="ACE-0x16478d8"/>
          <table:table-cell table:style-name="ACE-0x16478d8" office:value-type="string">
            <text:p>in global=events:js AA.listeningAnnotations</text:p>
          </table:table-cell>
          <table:table-cell table:number-columns-repeated="251" table:style-name="ACE-0x16478d8"/>
        </table:table-row>
        <table:table-row table:style-name="AROW-1">
          <table:table-cell table:style-name="ACE-0x16478d8" office:value-type="string">
            <text:p>make it possible to link to (a specific time in) another video/sound</text:p>
          </table:table-cell>
          <table:table-cell table:style-name="ACE-0x16478d8"/>
          <table:table-cell table:style-name="ACE-0x16478d8" office:value-type="float" office:value="1">
            <text:p>1</text:p>
          </table:table-cell>
          <table:table-cell table:style-name="ACE-0x16478d8"/>
          <table:table-cell table:style-name="ACE-0x16478d8" office:value-type="string">
            <text:p>through mediaquery fragment</text:p>
          </table:table-cell>
          <table:table-cell table:number-columns-repeated="251" table:style-name="ACE-0x16478d8"/>
        </table:table-row>
        <table:table-row table:style-name="AROW-1">
          <table:table-cell table:style-name="ACE-0x16478d8" office:value-type="string">
            <text:p>make slideshow in non-convoluted way</text:p>
          </table:table-cell>
          <table:table-cell table:style-name="ACE-0x16478d8"/>
          <table:table-cell table:style-name="ACE-0x16478d8" office:value-type="float" office:value="1">
            <text:p>1</text:p>
          </table:table-cell>
          <table:table-cell table:style-name="ACE-0x16478d8"/>
          <table:table-cell table:style-name="ACE-0x16478d8" office:value-type="string">
            <text:p>work behind is in the relative timecode, then the comportement should just be a bit different from normal annotation, but how to make this distinction on the level of interface?</text:p>
          </table:table-cell>
          <table:table-cell table:number-columns-repeated="251" table:style-name="ACE-0x16478d8"/>
        </table:table-row>
        <table:table-row table:style-name="AROW-1">
          <table:table-cell table:style-name="ACE-0x16478d8" office:value-type="string">
            <text:p>Adjust appearance of sound player</text:p>
          </table:table-cell>
          <table:table-cell table:number-columns-repeated="2" table:style-name="ACE-0x16478d8"/>
          <table:table-cell table:style-name="ACE-0x16478d8" office:value-type="float" office:value="1">
            <text:p>1</text:p>
          </table:table-cell>
          <table:table-cell table:number-columns-repeated="252" table:style-name="ACE-0x16478d8"/>
        </table:table-row>
        <table:table-row table:style-name="AROW-1">
          <table:table-cell table:number-columns-repeated="256"/>
        </table:table-row>
        <table:table-row table:style-name="AROW-0">
          <table:table-cell table:style-name="ACE-0x1647a00" office:value-type="string">
            <text:p>Miscellaneous</text:p>
          </table:table-cell>
          <table:table-cell table:number-columns-repeated="255" table:style-name="ACE-0x16478d8"/>
        </table:table-row>
        <table:table-row table:style-name="AROW-0">
          <table:table-cell table:style-name="ACE-0x16478d8" office:value-type="string">
            <text:p>migrating the old website</text:p>
          </table:table-cell>
          <table:table-cell table:number-columns-repeated="2" table:style-name="ACE-0x16478d8"/>
          <table:table-cell table:style-name="ACE-0x16478d8" office:value-type="float" office:value="2">
            <text:p>2</text:p>
          </table:table-cell>
          <table:table-cell table:number-columns-repeated="252" table:style-name="ACE-0x16478d8"/>
        </table:table-row>
        <table:table-row table:style-name="AROW-0">
          <table:table-cell table:style-name="ACE-0x16478d8" office:value-type="string">
            <text:p>deployement</text:p>
          </table:table-cell>
          <table:table-cell table:number-columns-repeated="2" table:style-name="ACE-0x16478d8"/>
          <table:table-cell table:style-name="ACE-0x16478d8" office:value-type="float" office:value="1">
            <text:p>1</text:p>
          </table:table-cell>
          <table:table-cell table:number-columns-repeated="252" table:style-name="ACE-0x16478d8"/>
        </table:table-row>
        <table:table-row table:style-name="AROW-0">
          <table:table-cell table:number-columns-repeated="256"/>
        </table:table-row>
        <table:table-row table:style-name="AROW-0">
          <table:table-cell table:style-name="ACE-0x1647a00" office:value-type="string">
            <text:p>wrap up</text:p>
          </table:table-cell>
          <table:table-cell table:number-columns-repeated="255" table:style-name="ACE-0x16478d8"/>
        </table:table-row>
        <table:table-row table:style-name="AROW-0">
          <table:table-cell table:style-name="ACE-0x16478d8" office:value-type="string">
            <text:p>better encoding and serving of media files</text:p>
          </table:table-cell>
          <table:table-cell table:number-columns-repeated="2" table:style-name="ACE-0x16478d8"/>
          <table:table-cell table:style-name="ACE-0x16478d8" office:value-type="float" office:value="1">
            <text:p>1</text:p>
          </table:table-cell>
          <table:table-cell table:number-columns-repeated="252" table:style-name="ACE-0x16478d8"/>
        </table:table-row>
        <table:table-row table:style-name="AROW-0">
          <table:table-cell table:style-name="ACE-0x16478d8" office:value-type="string">
            <text:p>documentation</text:p>
          </table:table-cell>
          <table:table-cell table:number-columns-repeated="2" table:style-name="ACE-0x16478d8"/>
          <table:table-cell table:style-name="ACE-0x16478d8" office:value-type="float" office:value="1">
            <text:p>1</text:p>
          </table:table-cell>
          <table:table-cell table:number-columns-repeated="252" table:style-name="ACE-0x16478d8"/>
        </table:table-row>
        <table:table-row table:style-name="AROW-0">
          <table:table-cell table:style-name="ACE-0x16478d8"/>
          <table:table-cell table:style-name="ACE-0x16478d8" table:formula="of:=SUM([.B3:.B45])" office:value-type="float" office:value="10">
            <text:p>10</text:p>
          </table:table-cell>
          <table:table-cell table:style-name="ACE-0x16478d8" table:formula="of:=SUM([.C3:.C45])" office:value-type="float" office:value="12">
            <text:p>12</text:p>
          </table:table-cell>
          <table:table-cell table:style-name="ACE-0x16478d8" table:formula="of:=SUM([.D3:.D45])" office:value-type="float" office:value="12.5">
            <text:p>12</text:p>
          </table:table-cell>
          <table:table-cell table:number-columns-repeated="252" table:style-name="ACE-0x16478d8"/>
        </table:table-row>
        <table:table-row table:style-name="AROW-0">
          <table:table-cell table:number-columns-repeated="256"/>
        </table:table-row>
        <table:table-row table:style-name="AROW-0">
          <table:table-cell table:style-name="ACE-0x16478d8"/>
          <table:table-cell table:number-columns-spanned="3" table:style-name="ACE-0x1647fc8" table:formula="of:=SUM([.B46:.D46])" office:value-type="float" office:value="34.5">
            <text:p>34.5</text:p>
          </table:table-cell>
          <table:covered-table-cell table:number-columns-repeated="2"/>
          <table:table-cell table:number-columns-repeated="252" table:style-name="ACE-0x16478d8"/>
        </table:table-row>
        <table:table-row table:style-name="AROW-0" table:number-rows-repeated="65488">
          <table:table-cell table:number-columns-repeated="256"/>
        </table:table-row>
        <table:named-expressions>
          <table:named-expression table:name="Print_Area" table:expression="of:=#REF!" table:base-cell-address="$'Feuille1'.$A$1"/>
          <table:named-expression table:name="Sheet_Title" table:expression="of:=&quot;Feuille1&quot;" table:base-cell-address="$'Feuille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5.75pt" style:use-optimal-row-height="true"/>
    </style:default-style>
  </office:styles>
  <office:automatic-styles>
    <style:page-layout style:name="pl-0x1b296c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16625d0" style:display-name="Feuille1" style:page-layout-name="pl-0x1b296c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01-26T19:48:56Z</dc:date>
    <meta:creation-date>2013-09-20T14:21:31Z</meta:creation-date>
    <meta:generator>gnumeric/1.12.9</meta:generator>
  </office:meta>
</office:document-meta>
</file>